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P2" style:family="paragraph" style:parent-style-name="Header">
      <style:text-properties officeooo:rsid="00aaa58a" officeooo:paragraph-rsid="00aaa58a"/>
    </style:style>
    <style:style style:name="P3" style:family="paragraph" style:parent-style-name="Header">
      <style:text-properties officeooo:rsid="00a933a2" officeooo:paragraph-rsid="00a933a2"/>
    </style:style>
    <style:style style:name="P4" style:family="paragraph" style:parent-style-name="Text_20_body">
      <style:text-properties officeooo:rsid="006905cd" officeooo:paragraph-rsid="006905cd"/>
    </style:style>
    <style:style style:name="P5" style:family="paragraph" style:parent-style-name="Text_20_body">
      <style:text-properties officeooo:rsid="0074d0dd" officeooo:paragraph-rsid="0074d0dd"/>
    </style:style>
    <style:style style:name="P6" style:family="paragraph" style:parent-style-name="Text_20_body">
      <style:text-properties officeooo:rsid="0074d0dd" officeooo:paragraph-rsid="00774015"/>
    </style:style>
    <style:style style:name="P7" style:family="paragraph" style:parent-style-name="Text_20_body">
      <style:text-properties officeooo:rsid="007709f7" officeooo:paragraph-rsid="00e09b98"/>
    </style:style>
    <style:style style:name="P8" style:family="paragraph" style:parent-style-name="Text_20_body">
      <style:text-properties fo:font-weight="bold" officeooo:rsid="0074d0dd" officeooo:paragraph-rsid="00e008d7" style:font-weight-asian="bold" style:font-weight-complex="bold"/>
    </style:style>
    <style:style style:name="P9" style:family="paragraph" style:parent-style-name="Text_20_body">
      <style:text-properties fo:font-weight="bold" officeooo:rsid="00dc2acc" officeooo:paragraph-rsid="00dcd3f3" style:font-weight-asian="bold" style:font-weight-complex="bold"/>
    </style:style>
    <style:style style:name="P10" style:family="paragraph" style:parent-style-name="Text_20_body">
      <style:text-properties officeooo:rsid="00e008d7" officeooo:paragraph-rsid="00e008d7"/>
    </style:style>
    <style:style style:name="P11" style:family="paragraph" style:parent-style-name="Text_20_body">
      <style:text-properties officeooo:rsid="006b0b2c" officeooo:paragraph-rsid="006b0b2c"/>
    </style:style>
    <style:style style:name="P12" style:family="paragraph" style:parent-style-name="Text_20_body">
      <style:text-properties officeooo:paragraph-rsid="002ce4fd"/>
    </style:style>
    <style:style style:name="P13" style:family="paragraph" style:parent-style-name="Text_20_body">
      <style:text-properties officeooo:rsid="007317ec" officeooo:paragraph-rsid="007317ec"/>
    </style:style>
    <style:style style:name="P14" style:family="paragraph" style:parent-style-name="Text_20_body">
      <style:text-properties style:font-name="Courier New" officeooo:rsid="006b0b2c" officeooo:paragraph-rsid="006b0b2c"/>
    </style:style>
    <style:style style:name="P15" style:family="paragraph" style:parent-style-name="Heading_20_1" style:master-page-name="Right_20_Page">
      <style:paragraph-properties style:page-number="auto"/>
      <style:text-properties officeooo:rsid="003efeba" officeooo:paragraph-rsid="003efeba"/>
    </style:style>
    <style:style style:name="P16" style:family="paragraph" style:parent-style-name="Text_20_body">
      <style:text-properties style:font-name="Courier New" officeooo:rsid="006b0b2c" officeooo:paragraph-rsid="00ffc99c"/>
    </style:style>
    <style:style style:name="T1" style:family="text">
      <style:text-properties officeooo:rsid="00a98cb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c37be" style:font-weight-asian="bold" style:font-weight-complex="bold"/>
    </style:style>
    <style:style style:name="T4" style:family="text">
      <style:text-properties fo:font-weight="bold" officeooo:rsid="00e09b98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dcd3f3" style:font-weight-asian="normal" style:font-weight-complex="normal"/>
    </style:style>
    <style:style style:name="T7" style:family="text">
      <style:text-properties officeooo:rsid="006c37be"/>
    </style:style>
    <style:style style:name="T8" style:family="text">
      <style:text-properties officeooo:rsid="007709f7"/>
    </style:style>
    <style:style style:name="T9" style:family="text">
      <style:text-properties officeooo:rsid="00e008d7"/>
    </style:style>
    <style:style style:name="T10" style:family="text">
      <style:text-properties officeooo:rsid="00e0a37e"/>
    </style:style>
    <style:style style:name="T11" style:family="text">
      <style:text-properties officeooo:rsid="00ff81e8"/>
    </style:style>
    <style:style style:name="T12" style:family="text">
      <style:text-properties officeooo:rsid="00ffc99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II/ Lancement du jeu Minetest.</text:h>
      <text:p text:style-name="P12"/>
      <text:p text:style-name="P4">1/ <text:span text:style-name="T8">Avec un ordinateur sous </text:span><text:s/><text:span text:style-name="T2">Windows</text:span> </text:p>
      <text:p text:style-name="P5">/!\ A faire /!\</text:p>
      <text:p text:style-name="P5"/>
      <text:p text:style-name="P10">2/ Avec un ord<text:span text:style-name="T10">i</text:span>nateur sous <text:span text:style-name="T2">MacOs</text:span>.</text:p>
      <text:p text:style-name="P8">/!\ A faire /!\</text:p>
      <text:p text:style-name="P8"/>
      <text:p text:style-name="P7"><text:span text:style-name="T9">3</text:span>/ Avec un ordinateur sous <text:span text:style-name="T4">L/X/</text:span><text:span text:style-name="T2">Ubuntu</text:span></text:p>
      <text:p text:style-name="P9"><text:span text:style-name="T5">Le procédure est à peu prés similaire à </text:span><text:span text:style-name="T6">''</text:span><text:span text:style-name="T8">3/ Avec un <text:s/>Raspberry Pi 3 sous Raspbian.'</text:span><text:span text:style-name="T6">'.</text:span></text:p>
      <text:p text:style-name="P6"/>
      <text:p text:style-name="P4"><text:span text:style-name="T9">4</text:span>/ <text:span text:style-name="T8">Avec un </text:span><text:s/><text:span text:style-name="T3">Raspberry Pi 3</text:span><text:span text:style-name="T7"> sous </text:span><text:span text:style-name="T3">Raspbian</text:span><text:span text:style-name="T7">.</text:span></text:p>
      <text:p text:style-name="P13">- <text:span text:style-name="T11">En ligne de commande, l</text:span>ancement classique : <text:s/></text:p>
      <text:p text:style-name="P14">pi@minetest:~ $ cd JEUX/MINETEST<text:span text:style-name="T12">0415</text:span>/minetest/bin/ </text:p>
      <text:p text:style-name="P16">pi@minetest:~/JEUX/MINETEST<text:span text:style-name="T12">0415</text:span>/minetest/bin $ ./minetest </text:p>
      <text:p text:style-name="P11"/>
      <text:p text:style-name="P13">- <text:span text:style-name="T11">En ligne de commande, c</text:span>onnexion sur un serveur Minetest :</text:p>
      <text:p text:style-name="P16">pi@minetest:~/JEUX/MINETEST<text:span text:style-name="T12">0415</text:span>/minetest/bin $ ./minetest --address servmt.serveur2jeu.info --name Sam --password Mot2Passe--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MP2" style:family="paragraph" style:parent-style-name="Header">
      <style:text-properties officeooo:rsid="00aaa58a" officeooo:paragraph-rsid="00aaa58a"/>
    </style:style>
    <style:style style:name="MP3" style:family="paragraph" style:parent-style-name="Header">
      <style:text-properties officeooo:rsid="00a933a2" officeooo:paragraph-rsid="00a933a2"/>
    </style:style>
    <style:style style:name="MT1" style:family="text">
      <style:text-properties officeooo:rsid="00a98cb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MP2"><text:page-number text:select-page="current">0</text:page-number></text:p>
      </style:header>
      <style:footer>
        <text:p text:style-name="Footer"/>
      </style:footer>
    </style:master-page>
    <style:master-page style:name="Right_20_Page" style:display-name="Right Page" style:page-layout-name="Mpm3" style:next-style-name="Left_20_Page">
      <style:header>
        <text:p text:style-name="MP3"><text:tab/><text:tab/><text:span text:style-name="MT1"><text:tab/> <text:s text:c="9"/></text:span><text:span text:style-name="MT1"><text:page-number text:select-page="current">1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6:02:29.386449785</meta:creation-date>
    <meta:generator>LibreOffice/5.3.1.2$Linux_X86_64 LibreOffice_project/30m0$Build-2</meta:generator>
    <dc:date>2017-12-03T13:08:44.124773620</dc:date>
    <meta:editing-duration>PT6H45M9S</meta:editing-duration>
    <meta:editing-cycles>229</meta:editing-cycles>
    <meta:document-statistic meta:table-count="0" meta:image-count="0" meta:object-count="0" meta:page-count="1" meta:paragraph-count="15" meta:word-count="96" meta:character-count="650" meta:non-whitespace-character-count="552"/>
  </office:meta>
</office:document-meta>
</file>